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2.75mm"/>
    </style:style>
    <style:style style:name="co4" style:family="table-column">
      <style:table-column-properties fo:break-before="auto" style:column-width="129.91mm"/>
    </style:style>
    <style:style style:name="co5" style:family="table-column">
      <style:table-column-properties fo:break-before="auto" style:column-width="83.61mm"/>
    </style:style>
    <style:style style:name="co6" style:family="table-column">
      <style:table-column-properties fo:break-before="auto" style:column-width="41.28mm"/>
    </style:style>
    <style:style style:name="co7" style:family="table-column">
      <style:table-column-properties fo:break-before="auto" style:column-width="27.52mm"/>
    </style:style>
    <style:style style:name="co8" style:family="table-column">
      <style:table-column-properties fo:break-before="auto" style:column-width="39.42mm"/>
    </style:style>
    <style:style style:name="co9" style:family="table-column">
      <style:table-column-properties fo:break-before="auto" style:column-width="35.1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case-sensitive="false" table:search-criteria-must-apply-to-whole-cell="false"/>
      <table:table table:name="free-motion_-_orderli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mment </text:p>
          </table:table-cell>
          <table:table-cell office:value-type="string" calcext:value-type="string">
            <text:p>part name</text:p>
          </table:table-cell>
          <table:table-cell office:value-type="string" calcext:value-type="string">
            <text:p>Mouser Ordner Number</text:p>
          </table:table-cell>
          <table:table-cell office:value-type="string" calcext:value-type="string">
            <text:p>Ext. Supplier</text:p>
          </table:table-cell>
          <table:table-cell office:value-type="string" calcext:value-type="string">
            <text:p>Ext. Order Number</text:p>
          </table:table-cell>
          <table:table-cell office:value-type="string" calcext:value-type="string">
            <text:p>Price per part (€)</text:p>
          </table:table-cell>
          <table:table-cell office:value-type="string" calcext:value-type="string">
            <text:p>Price (€)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pare from position 23. not needed for Teensy build</text:p>
          </table:table-cell>
          <table:table-cell office:value-type="string" calcext:value-type="string">
            <text:p>header 3pin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 table:formula="of:=[.C2]*[.I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P2,JP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spare from position 23 or short with solder. Must not be shorted for Teensy build.</text:p>
          </table:table-cell>
          <table:table-cell office:value-type="string" calcext:value-type="string">
            <text:p>jumper wire / header 2pin</text:p>
          </table:table-cell>
          <table:table-cell table:style-name="ce3" office:value-type="string" calcext:value-type="string">
            <text:p>-</text:p>
          </table:table-cell>
          <table:table-cell table:style-name="ce3"/>
          <table:table-cell/>
          <table:table-cell office:value-type="float" office:value="0" calcext:value-type="float">
            <text:p>0</text:p>
          </table:table-cell>
          <table:table-cell table:formula="of:=[.C3]*[.I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1,P2,P3,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mmended but soldering cables directly on PCB is possible, too</text:p>
          </table:table-cell>
          <table:table-cell office:value-type="string" calcext:value-type="string">
            <text:p>PHOENIX1989780</text:p>
          </table:table-cell>
          <table:table-cell office:value-type="string" calcext:value-type="string">
            <text:p>651-1989780 </text:p>
          </table:table-cell>
          <table:table-cell table:number-columns-repeated="2"/>
          <table:table-cell office:value-type="float" office:value="0.655" calcext:value-type="float">
            <text:p>0,655</text:p>
          </table:table-cell>
          <table:table-cell table:formula="of:=[.C4]*[.I4]" office:value-type="float" office:value="2.62" calcext:value-type="float">
            <text:p>2,62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ut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uroBoard 80mmX50m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hpark.com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5]*[.I5]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all modules</text:p>
          </table:table-cell>
          <table:table-cell office:value-type="string" calcext:value-type="string">
            <text:p>Header</text:p>
          </table:table-cell>
          <table:table-cell table:style-name="ce3" office:value-type="string" calcext:value-type="string">
            <text:p>M20-9992545</text:p>
          </table:table-cell>
          <table:table-cell table:style-name="ce3"/>
          <table:table-cell/>
          <table:table-cell office:value-type="float" office:value="0.731" calcext:value-type="float">
            <text:p>0,731</text:p>
          </table:table-cell>
          <table:table-cell table:formula="of:=[.C6]*[.I6]" office:value-type="float" office:value="1.462" calcext:value-type="float">
            <text:p>1,462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-connector external female 6 pol</text:p>
          </table:table-cell>
          <table:table-cell office:value-type="string" calcext:value-type="string">
            <text:p>Phoenix 1522192</text:p>
          </table:table-cell>
          <table:table-cell office:value-type="string" calcext:value-type="string">
            <text:p>651-1522192</text:p>
          </table:table-cell>
          <table:table-cell table:number-columns-repeated="2"/>
          <table:table-cell office:value-type="float" office:value="19.96" calcext:value-type="float">
            <text:p>19,96</text:p>
          </table:table-cell>
          <table:table-cell table:formula="of:=[.C7]*[.I7]" office:value-type="float" office:value="19.96" calcext:value-type="float">
            <text:p>19,9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s-connector external male 6 pol</text:p>
          </table:table-cell>
          <table:table-cell office:value-type="string" calcext:value-type="string">
            <text:p>Phoenix 1522095</text:p>
          </table:table-cell>
          <table:table-cell office:value-type="string" calcext:value-type="string">
            <text:p>651-1522095</text:p>
          </table:table-cell>
          <table:table-cell table:number-columns-repeated="2"/>
          <table:table-cell office:value-type="float" office:value="17.33" calcext:value-type="float">
            <text:p>17,33</text:p>
          </table:table-cell>
          <table:table-cell table:formula="of:=[.C8]*[.I8]" office:value-type="float" office:value="17.33" calcext:value-type="float">
            <text:p>17,33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jumper wire</text:p>
          </table:table-cell>
          <table:table-cell table:style-name="ce2" office:value-type="string" calcext:value-type="string">
            <text:p>932-MIKROE-511 </text:p>
          </table:table-cell>
          <table:table-cell table:number-columns-repeated="2"/>
          <table:table-cell office:value-type="float" office:value="2.55" calcext:value-type="float">
            <text:p>2,55</text:p>
          </table:table-cell>
          <table:table-cell table:formula="of:=[.C9]*[.I9]" office:value-type="float" office:value="2.55" calcext:value-type="float">
            <text:p>2,55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H340G USB to Serial (TTL) Module/Adapter </text:p>
          </table:table-cell>
          <table:table-cell table:style-name="ce2" office:value-type="string" calcext:value-type="string">
            <text:p>713-317990026 </text:p>
          </table:table-cell>
          <table:table-cell table:number-columns-repeated="2"/>
          <table:table-cell office:value-type="float" office:value="1.66" calcext:value-type="float">
            <text:p>1,66</text:p>
          </table:table-cell>
          <table:table-cell table:formula="of:=[.C10]*[.I10]" office:value-type="float" office:value="1.66" calcext:value-type="float">
            <text:p>1,6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SUM([.J2:.J10])" office:value-type="float" office:value="50.582" calcext:value-type="float">
            <text:p>50,582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 style:data-style-name="N0">
      <style:table-cell-properties fo:background-color="#dce6f1"/>
    </style:style>
    <style:style style:name="_32_0_20__25__20_-_20_Akzent2" style:display-name="20 % - Akzent2" style:family="table-cell" style:parent-style-name="Default" style:data-style-name="N0">
      <style:table-cell-properties fo:background-color="#f2dcdb"/>
    </style:style>
    <style:style style:name="_32_0_20__25__20_-_20_Akzent3" style:display-name="20 % - Akzent3" style:family="table-cell" style:parent-style-name="Default" style:data-style-name="N0">
      <style:table-cell-properties fo:background-color="#ebf1de"/>
    </style:style>
    <style:style style:name="_32_0_20__25__20_-_20_Akzent4" style:display-name="20 % - Akzent4" style:family="table-cell" style:parent-style-name="Default" style:data-style-name="N0">
      <style:table-cell-properties fo:background-color="#e4dfec"/>
    </style:style>
    <style:style style:name="_32_0_20__25__20_-_20_Akzent5" style:display-name="20 % - Akzent5" style:family="table-cell" style:parent-style-name="Default" style:data-style-name="N0">
      <style:table-cell-properties fo:background-color="#daeef3"/>
    </style:style>
    <style:style style:name="_32_0_20__25__20_-_20_Akzent6" style:display-name="20 % - Akzent6" style:family="table-cell" style:parent-style-name="Default" style:data-style-name="N0">
      <style:table-cell-properties fo:background-color="#fde9d9"/>
    </style:style>
    <style:style style:name="_34_0_20__25__20_-_20_Akzent1" style:display-name="40 % - Akzent1" style:family="table-cell" style:parent-style-name="Default" style:data-style-name="N0">
      <style:table-cell-properties fo:background-color="#b8cce4"/>
    </style:style>
    <style:style style:name="_34_0_20__25__20_-_20_Akzent2" style:display-name="40 % - Akzent2" style:family="table-cell" style:parent-style-name="Default" style:data-style-name="N0">
      <style:table-cell-properties fo:background-color="#e6b8b7"/>
    </style:style>
    <style:style style:name="_34_0_20__25__20_-_20_Akzent3" style:display-name="40 % - Akzent3" style:family="table-cell" style:parent-style-name="Default" style:data-style-name="N0">
      <style:table-cell-properties fo:background-color="#d8e4bc"/>
    </style:style>
    <style:style style:name="_34_0_20__25__20_-_20_Akzent4" style:display-name="40 % - Akzent4" style:family="table-cell" style:parent-style-name="Default" style:data-style-name="N0">
      <style:table-cell-properties fo:background-color="#ccc0da"/>
    </style:style>
    <style:style style:name="_34_0_20__25__20_-_20_Akzent5" style:display-name="40 % - Akzent5" style:family="table-cell" style:parent-style-name="Default" style:data-style-name="N0">
      <style:table-cell-properties fo:background-color="#b7dee8"/>
    </style:style>
    <style:style style:name="_34_0_20__25__20_-_20_Akzent6" style:display-name="40 % - Akzent6" style:family="table-cell" style:parent-style-name="Default" style:data-style-name="N0">
      <style:table-cell-properties fo:background-color="#fcd5b4"/>
    </style:style>
    <style:style style:name="_36_0_20__25__20_-_20_Akzent1" style:display-name="60 % - Akzent1" style:family="table-cell" style:parent-style-name="Default" style:data-style-name="N0">
      <style:table-cell-properties fo:background-color="#95b3d7"/>
      <style:text-properties fo:color="#ffffff"/>
    </style:style>
    <style:style style:name="_36_0_20__25__20_-_20_Akzent2" style:display-name="60 % - Akzent2" style:family="table-cell" style:parent-style-name="Default" style:data-style-name="N0">
      <style:table-cell-properties fo:background-color="#da9694"/>
      <style:text-properties fo:color="#ffffff"/>
    </style:style>
    <style:style style:name="_36_0_20__25__20_-_20_Akzent3" style:display-name="60 % - Akzent3" style:family="table-cell" style:parent-style-name="Default" style:data-style-name="N0">
      <style:table-cell-properties fo:background-color="#c4d79b"/>
      <style:text-properties fo:color="#ffffff"/>
    </style:style>
    <style:style style:name="_36_0_20__25__20_-_20_Akzent4" style:display-name="60 % - Akzent4" style:family="table-cell" style:parent-style-name="Default" style:data-style-name="N0">
      <style:table-cell-properties fo:background-color="#b1a0c7"/>
      <style:text-properties fo:color="#ffffff"/>
    </style:style>
    <style:style style:name="_36_0_20__25__20_-_20_Akzent5" style:display-name="60 % - Akzent5" style:family="table-cell" style:parent-style-name="Default" style:data-style-name="N0">
      <style:table-cell-properties fo:background-color="#92cddc"/>
      <style:text-properties fo:color="#ffffff"/>
    </style:style>
    <style:style style:name="_36_0_20__25__20_-_20_Akzent6" style:display-name="60 % - Akzent6" style:family="table-cell" style:parent-style-name="Default" style:data-style-name="N0">
      <style:table-cell-properties fo:background-color="#fabf8f"/>
      <style:text-properties fo:color="#ffffff"/>
    </style:style>
    <style:style style:name="Akzent1" style:family="table-cell" style:parent-style-name="Default" style:data-style-name="N0">
      <style:table-cell-properties fo:background-color="#4f81bd"/>
      <style:text-properties fo:color="#ffffff"/>
    </style:style>
    <style:style style:name="Akzent2" style:family="table-cell" style:parent-style-name="Default" style:data-style-name="N0">
      <style:table-cell-properties fo:background-color="#c0504d"/>
      <style:text-properties fo:color="#ffffff"/>
    </style:style>
    <style:style style:name="Akzent3" style:family="table-cell" style:parent-style-name="Default" style:data-style-name="N0">
      <style:table-cell-properties fo:background-color="#9bbb59"/>
      <style:text-properties fo:color="#ffffff"/>
    </style:style>
    <style:style style:name="Akzent4" style:family="table-cell" style:parent-style-name="Default" style:data-style-name="N0">
      <style:table-cell-properties fo:background-color="#8064a2"/>
      <style:text-properties fo:color="#ffffff"/>
    </style:style>
    <style:style style:name="Akzent5" style:family="table-cell" style:parent-style-name="Default" style:data-style-name="N0">
      <style:table-cell-properties fo:background-color="#4bacc6"/>
      <style:text-properties fo:color="#ffffff"/>
    </style:style>
    <style:style style:name="Akzent6" style:family="table-cell" style:parent-style-name="Default" style:data-style-name="N0">
      <style:table-cell-properties fo:background-color="#f79646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_20_1" style:display-name="Überschrift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1f497d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0.00.0000</text:date>, <text:time style:data-style-name="N2" text:time-value="14:21:25.18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0.3$Windows_x86 LibreOffice_project/de093506bcdc5fafd9023ee680b8c60e3e0645d7</meta:generator>
    <meta:initial-creator>Entwicklung</meta:initial-creator>
    <meta:creation-date>2017-08-22T07:56:26Z</meta:creation-date>
    <dc:date>2017-08-22T14:32:02.775000000</dc:date>
    <meta:editing-duration>PT14M48S</meta:editing-duration>
    <meta:editing-cycles>2</meta:editing-cycles>
    <meta:document-statistic meta:table-count="1" meta:cell-count="79" meta:object-count="0"/>
  </office:meta>
</office:document-meta>
</file>